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00" draw:marker-start-width="0.242cm" draw:marker-end="Arrowheads_20_1" draw:marker-end-width="0.3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000000" draw:marker-start-width="0.242cm" draw:marker-end="Arrowheads_20_2" draw:marker-end-width="0.3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dash" draw:stroke-dash="Double_20_Dash" svg:stroke-width="0.028cm" svg:stroke-color="#000000" draw:marker-start-width="0.242cm" draw:marker-end-width="0.242cm" svg:stroke-linecap="butt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stroke="dash" draw:stroke-dash="Dot_20__28_Rounded_29_" svg:stroke-width="0.028cm" svg:stroke-color="#000000" draw:marker-start-width="0.242cm" draw:marker-end="Arrowheads_20_1" draw:marker-end-width="0.342cm" svg:stroke-linecap="round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0% 100%"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position="-8% 58%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77cm" svg:y1="1.604cm" svg:x2="3.786cm" svg:y2="5.602cm">
          <text:p/>
        </draw:line>
        <draw:line draw:style-name="gr2" draw:text-style-name="P1" draw:layer="layout" svg:x1="1.47cm" svg:y1="1.61cm" svg:x2="2.027cm" svg:y2="0.646cm">
          <text:p text:style-name="P2"/>
        </draw:line>
        <draw:frame draw:style-name="gr3" draw:text-style-name="P4" draw:layer="layout" svg:width="0.697cm" svg:height="0.645cm" svg:x="1.893cm" svg:y="0.351cm">
          <draw:text-box>
            <text:p text:style-name="P3"><text:span text:style-name="T1">v</text:span></text:p>
          </draw:text-box>
        </draw:frame>
        <draw:frame draw:style-name="gr3" draw:text-style-name="P4" draw:layer="layout" svg:width="0.832cm" svg:height="0.645cm" svg:x="3.784cm" svg:y="5.314cm">
          <draw:text-box>
            <text:p><text:span text:style-name="T2">p</text:span><text:span text:style-name="T3">0</text:span></text:p>
          </draw:text-box>
        </draw:frame>
        <draw:frame draw:style-name="gr3" draw:text-style-name="P5" draw:layer="layout" svg:width="1.226cm" svg:height="0.645cm" svg:x="0.28cm" svg:y="1.26cm">
          <draw:text-box>
            <text:p><text:span text:style-name="T4">(0,0)</text:span></text:p>
          </draw:text-box>
        </draw:frame>
        <draw:custom-shape draw:style-name="gr4" draw:text-style-name="P6" draw:layer="layout" svg:width="0.1cm" svg:height="0.1cm" svg:x="1.428cm" svg:y="1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968cm" svg:y1="6.997cm" svg:x2="7.006cm" svg:y2="0.003cm">
          <text:p/>
        </draw:line>
        <draw:frame draw:style-name="gr3" draw:text-style-name="P5" draw:layer="layout" svg:width="1.044cm" svg:height="0.645cm" svg:x="4.514cm" svg:y="2.318cm">
          <draw:text-box>
            <text:p><text:span text:style-name="T4">line</text:span></text:p>
          </draw:text-box>
        </draw:frame>
        <draw:custom-shape draw:style-name="gr4" draw:text-style-name="P6" draw:layer="layout" svg:width="0.1cm" svg:height="0.1cm" svg:x="4.833cm" svg:y="3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425cm" svg:height="0.645cm" svg:x="4.94cm" svg:y="3.368cm">
          <draw:text-box>
            <text:p><text:span text:style-name="T2">p</text:span><text:span text:style-name="T3">0</text:span><text:span text:style-name="T2">+</text:span><text:span text:style-name="T2">2</text:span><text:span text:style-name="T2">v</text:span></text:p>
          </draw:text-box>
        </draw:frame>
        <draw:line draw:style-name="gr6" draw:text-style-name="P1" draw:layer="layout" svg:x1="1.47cm" svg:y1="1.597cm" svg:x2="4.906cm" svg:y2="3.693cm">
          <text:p/>
        </draw:line>
        <draw:frame draw:style-name="gr3" draw:text-style-name="P4" draw:layer="layout" svg:width="0.832cm" svg:height="0.645cm" svg:x="4.284cm" svg:y="4.215cm">
          <draw:text-box>
            <text:p><text:span text:style-name="T2">p</text:span><text:span text:style-name="T3">1</text:span></text:p>
          </draw:text-box>
        </draw:frame>
        <draw:line draw:style-name="gr1" draw:text-style-name="P1" draw:layer="layout" svg:x1="1.47cm" svg:y1="1.597cm" svg:x2="4.341cm" svg:y2="4.626cm">
          <text:p/>
        </draw:line>
        <draw:custom-shape draw:style-name="gr4" draw:text-style-name="P6" draw:layer="layout" svg:width="0.1cm" svg:height="0.1cm" svg:x="4.291cm" svg:y="4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1cm" svg:height="0.1cm" svg:x="3.729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4T16:16:02.437655175</meta:creation-date>
    <dc:date>2024-10-03T17:39:46.241587665</dc:date>
    <dc:creator>Aurel Wisse</dc:creator>
    <meta:editing-duration>PT31M15S</meta:editing-duration>
    <meta:editing-cycles>7</meta:editing-cycles>
    <meta:generator>LibreOffice/7.3.7.2$Linux_X86_64 LibreOffice_project/30$Build-2</meta:generator>
    <meta:document-statistic meta:object-count="15"/>
  </office:meta>
</office:document-meta>
</file>